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2.621cm"/>
    </style:style>
    <style:style style:name="co8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" style:family="table-cell" style:parent-style-name="Default">
      <style:table-cell-properties fo:background-color="#8e86ae" fo:border="0.74pt solid #000000"/>
    </style:style>
    <style:style style:name="ce7" style:family="table-cell" style:parent-style-name="Default">
      <style:table-cell-properties fo:background-color="#d4ea6b"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isesl 600 mm</text:p>
          </table:table-cell>
          <table:table-cell table:style-name="ce1" office:value-type="string" calcext:value-type="string">
            <text:p>P1 frequency(Khz)</text:p>
          </table:table-cell>
          <table:table-cell table:style-name="ce1" office:value-type="string" calcext:value-type="string">
            <text:p>P2 frequency(Khz)</text:p>
          </table:table-cell>
          <table:table-cell table:style-name="ce1" office:value-type="string" calcext:value-type="string">
            <text:p>P0 frequency(P0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35.461" calcext:value-type="float">
            <text:p>35.461</text:p>
          </table:table-cell>
          <table:table-cell office:value-type="float" office:value="36.765" calcext:value-type="float">
            <text:p>36.765</text:p>
          </table:table-cell>
          <table:table-cell office:value-type="float" office:value="66.66" calcext:value-type="float">
            <text:p>66.6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36.496" calcext:value-type="float">
            <text:p>36.496</text:p>
          </table:table-cell>
          <table:table-cell office:value-type="float" office:value="37.879" calcext:value-type="float">
            <text:p>37.87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.879" calcext:value-type="float">
            <text:p>37.879</text:p>
          </table:table-cell>
          <table:table-cell office:value-type="float" office:value="39.37" calcext:value-type="float">
            <text:p>39.3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.37" calcext:value-type="float">
            <text:p>39.37</text:p>
          </table:table-cell>
          <table:table-cell office:value-type="float" office:value="40.984" calcext:value-type="float">
            <text:p>40.98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(H)</text:p>
          </table:table-cell>
          <table:table-cell office:value-type="float" office:value="40" calcext:value-type="float">
            <text:p>40</text:p>
          </table:table-cell>
          <table:table-cell office:value-type="float" office:value="42.017" calcext:value-type="float">
            <text:p>42.0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(L)</text:p>
          </table:table-cell>
          <table:table-cell office:value-type="float" office:value="40.65" calcext:value-type="float">
            <text:p>40.65</text:p>
          </table:table-cell>
          <table:table-cell office:value-type="float" office:value="43.103" calcext:value-type="float">
            <text:p>43.103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Existing Pcb in Microchip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unt for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Total Pulses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table:number-columns-repeated="4"/>
          <table:table-cell table:style-name="ce4" office:value-type="string" calcext:value-type="string">
            <text:p>For 8 pulse = 1 count</text:p>
          </table:table-cell>
          <table:table-cell table:style-name="ce4" table:number-columns-repeated="2"/>
          <table:table-cell table:style-name="ce4" office:value-type="string" calcext:value-type="string">
            <text:p>Total time for 255</text:p>
          </table:table-cell>
          <table:table-cell table:style-name="ce4"/>
          <table:table-cell table:style-name="ce5"/>
          <table:table-cell table:style-name="ce2" office:value-type="string" calcext:value-type="string">
            <text:p>Total Time(ms)</text:p>
          </table:table-cell>
        </table:table-row>
        <table:table-row table:style-name="ro1">
          <table:table-cell table:style-name="ce1" office:value-type="string" calcext:value-type="string">
            <text:p>Disesl 600 mm</text:p>
          </table:table-cell>
          <table:table-cell table:style-name="ce1" office:value-type="string" calcext:value-type="string">
            <text:p>P1 frequency(us)</text:p>
          </table:table-cell>
          <table:table-cell table:style-name="ce1" office:value-type="string" calcext:value-type="string">
            <text:p>P2 frequency(us)</text:p>
          </table:table-cell>
          <table:table-cell table:style-name="ce1" office:value-type="string" calcext:value-type="string">
            <text:p>P0 time(us)</text:p>
          </table:table-cell>
          <table:table-cell table:style-name="ce1"/>
          <table:table-cell table:style-name="ce1" office:value-type="string" calcext:value-type="string">
            <text:p>P1 time(us)</text:p>
          </table:table-cell>
          <table:table-cell table:style-name="ce1" office:value-type="string" calcext:value-type="string">
            <text:p>P2 time(us)</text:p>
          </table:table-cell>
          <table:table-cell table:style-name="ce1" office:value-type="string" calcext:value-type="string">
            <text:p>P0 time(P0)</text:p>
          </table:table-cell>
          <table:table-cell table:style-name="ce1" office:value-type="string" calcext:value-type="string">
            <text:p>In (ms)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28.199" calcext:value-type="float">
            <text:p>28.199</text:p>
          </table:table-cell>
          <table:table-cell office:value-type="float" office:value="27.199" calcext:value-type="float">
            <text:p>27.199</text:p>
          </table:table-cell>
          <table:table-cell office:value-type="float" office:value="15.15" calcext:value-type="float">
            <text:p>15.15</text:p>
          </table:table-cell>
          <table:table-cell/>
          <table:table-cell table:style-name="ce2" table:formula="of:=[.B$12]*[.B15]" office:value-type="float" office:value="225.592" calcext:value-type="float">
            <text:p>225.592</text:p>
          </table:table-cell>
          <table:table-cell table:style-name="ce2" table:formula="of:=[.B$12]*[.C15]" office:value-type="float" office:value="217.592" calcext:value-type="float">
            <text:p>217.592</text:p>
          </table:table-cell>
          <table:table-cell table:style-name="ce2" table:formula="of:=[.B$12]*[.D15]" office:value-type="float" office:value="121.2" calcext:value-type="float">
            <text:p>121.2</text:p>
          </table:table-cell>
          <table:table-cell table:style-name="ce2" table:formula="of:=([.E$12]*[.F15])/1000" office:value-type="float" office:value="57.52596" calcext:value-type="float">
            <text:p>57.52596</text:p>
          </table:table-cell>
          <table:table-cell table:style-name="ce2" table:formula="of:=([.E$12]*[.G15])/1000" office:value-type="float" office:value="55.48596" calcext:value-type="float">
            <text:p>55.48596</text:p>
          </table:table-cell>
          <table:table-cell table:style-name="ce2" table:formula="of:=([.E$12]*[.H15])/1000" office:value-type="float" office:value="30.906" calcext:value-type="float">
            <text:p>30.906</text:p>
          </table:table-cell>
          <table:table-cell table:style-name="ce6" table:formula="of:=[.I15]+[.J15]+[.K15]" office:value-type="float" office:value="143.91792" calcext:value-type="float">
            <text:p>143.91792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27.4" calcext:value-type="float">
            <text:p>27.4</text:p>
          </table:table-cell>
          <table:table-cell office:value-type="float" office:value="27.115" calcext:value-type="float">
            <text:p>27.115</text:p>
          </table:table-cell>
          <table:table-cell table:number-columns-repeated="2"/>
          <table:table-cell table:style-name="ce2" table:formula="of:=[.B$12]*[.B16]" office:value-type="float" office:value="219.2" calcext:value-type="float">
            <text:p>219.2</text:p>
          </table:table-cell>
          <table:table-cell table:style-name="ce2" table:formula="of:=[.B$12]*[.C16]" office:value-type="float" office:value="216.92" calcext:value-type="float">
            <text:p>216.92</text:p>
          </table:table-cell>
          <table:table-cell table:style-name="ce2"/>
          <table:table-cell table:style-name="ce2" table:formula="of:=([.E$12]*[.F16])/1000" office:value-type="float" office:value="55.896" calcext:value-type="float">
            <text:p>55.896</text:p>
          </table:table-cell>
          <table:table-cell table:style-name="ce2" table:formula="of:=([.E$12]*[.G16])/1000" office:value-type="float" office:value="55.3146" calcext:value-type="float">
            <text:p>55.314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6]+[.J16]+[.K16]" office:value-type="float" office:value="142.1166" calcext:value-type="float">
            <text:p>142.116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.399" calcext:value-type="float">
            <text:p>26.399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table:style-name="ce2" table:formula="of:=[.B$12]*[.B17]" office:value-type="float" office:value="211.192" calcext:value-type="float">
            <text:p>211.192</text:p>
          </table:table-cell>
          <table:table-cell table:style-name="ce2" table:formula="of:=[.B$12]*[.C17]" office:value-type="float" office:value="203.2" calcext:value-type="float">
            <text:p>203.2</text:p>
          </table:table-cell>
          <table:table-cell table:style-name="ce2"/>
          <table:table-cell table:style-name="ce2" table:formula="of:=([.E$12]*[.F17])/1000" office:value-type="float" office:value="53.85396" calcext:value-type="float">
            <text:p>53.85396</text:p>
          </table:table-cell>
          <table:table-cell table:style-name="ce2" table:formula="of:=([.E$12]*[.G17])/1000" office:value-type="float" office:value="51.816" calcext:value-type="float">
            <text:p>51.81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7]+[.J17]+[.K17]" office:value-type="float" office:value="136.57596" calcext:value-type="float">
            <text:p>136.575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.4" calcext:value-type="float">
            <text:p>25.4</text:p>
          </table:table-cell>
          <table:table-cell office:value-type="float" office:value="24.399" calcext:value-type="float">
            <text:p>24.399</text:p>
          </table:table-cell>
          <table:table-cell table:number-columns-repeated="2"/>
          <table:table-cell table:style-name="ce2" table:formula="of:=[.B$12]*[.B18]" office:value-type="float" office:value="203.2" calcext:value-type="float">
            <text:p>203.2</text:p>
          </table:table-cell>
          <table:table-cell table:style-name="ce2" table:formula="of:=[.B$12]*[.C18]" office:value-type="float" office:value="195.192" calcext:value-type="float">
            <text:p>195.192</text:p>
          </table:table-cell>
          <table:table-cell table:style-name="ce2"/>
          <table:table-cell table:style-name="ce2" table:formula="of:=([.E$12]*[.F18])/1000" office:value-type="float" office:value="51.816" calcext:value-type="float">
            <text:p>51.816</text:p>
          </table:table-cell>
          <table:table-cell table:style-name="ce2" table:formula="of:=([.E$12]*[.G18])/1000" office:value-type="float" office:value="49.77396" calcext:value-type="float">
            <text:p>49.7739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8]+[.J18]+[.K18]" office:value-type="float" office:value="132.49596" calcext:value-type="float">
            <text:p>132.49596</text:p>
          </table:table-cell>
        </table:table-row>
        <table:table-row table:style-name="ro1">
          <table:table-cell office:value-type="string" calcext:value-type="string">
            <text:p>E(H)</text:p>
          </table:table-cell>
          <table:table-cell office:value-type="float" office:value="25" calcext:value-type="float">
            <text:p>25</text:p>
          </table:table-cell>
          <table:table-cell office:value-type="float" office:value="23.799" calcext:value-type="float">
            <text:p>23.799</text:p>
          </table:table-cell>
          <table:table-cell table:number-columns-repeated="2"/>
          <table:table-cell table:style-name="ce2" table:formula="of:=[.B$12]*[.B19]" office:value-type="float" office:value="200" calcext:value-type="float">
            <text:p>200</text:p>
          </table:table-cell>
          <table:table-cell table:style-name="ce2" table:formula="of:=[.B$12]*[.C19]" office:value-type="float" office:value="190.392" calcext:value-type="float">
            <text:p>190.392</text:p>
          </table:table-cell>
          <table:table-cell table:style-name="ce2"/>
          <table:table-cell table:style-name="ce2" table:formula="of:=([.E$12]*[.F19])/1000" office:value-type="float" office:value="51" calcext:value-type="float">
            <text:p>51</text:p>
          </table:table-cell>
          <table:table-cell table:style-name="ce2" table:formula="of:=([.E$12]*[.G19])/1000" office:value-type="float" office:value="48.54996" calcext:value-type="float">
            <text:p>48.5499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9]+[.J19]+[.K19]" office:value-type="float" office:value="130.45596" calcext:value-type="float">
            <text:p>130.45596</text:p>
          </table:table-cell>
        </table:table-row>
        <table:table-row table:style-name="ro1">
          <table:table-cell office:value-type="string" calcext:value-type="string">
            <text:p>E(L)</text:p>
          </table:table-cell>
          <table:table-cell office:value-type="float" office:value="24.6" calcext:value-type="float">
            <text:p>24.6</text:p>
          </table:table-cell>
          <table:table-cell office:value-type="float" office:value="23.2002" calcext:value-type="float">
            <text:p>23.2002</text:p>
          </table:table-cell>
          <table:table-cell table:number-columns-repeated="2"/>
          <table:table-cell table:style-name="ce2" table:formula="of:=[.B$12]*[.B20]" office:value-type="float" office:value="196.8" calcext:value-type="float">
            <text:p>196.8</text:p>
          </table:table-cell>
          <table:table-cell table:style-name="ce2" table:formula="of:=[.B$12]*[.C20]" office:value-type="float" office:value="185.6016" calcext:value-type="float">
            <text:p>185.6016</text:p>
          </table:table-cell>
          <table:table-cell table:style-name="ce2"/>
          <table:table-cell table:style-name="ce2" table:formula="of:=([.E$12]*[.F20])/1000" office:value-type="float" office:value="50.184" calcext:value-type="float">
            <text:p>50.184</text:p>
          </table:table-cell>
          <table:table-cell table:style-name="ce2" table:formula="of:=([.E$12]*[.G20])/1000" office:value-type="float" office:value="47.328408" calcext:value-type="float">
            <text:p>47.328408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20]+[.J20]+[.K20]" office:value-type="float" office:value="128.418408" calcext:value-type="float">
            <text:p>128.418408</text:p>
          </table:table-cell>
        </table:table-row>
        <table:table-row table:style-name="ro1">
          <table:table-cell table:number-columns-repeated="5"/>
          <table:table-cell table:style-name="ce2"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New Pcb in Renesa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unt for 1 pul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Total Pulses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table:number-columns-repeated="4"/>
          <table:table-cell table:style-name="ce4" office:value-type="string" calcext:value-type="string">
            <text:p>For 32 pulse = 1 count</text:p>
          </table:table-cell>
          <table:table-cell table:style-name="ce4" table:number-columns-repeated="2"/>
          <table:table-cell table:style-name="ce4" office:value-type="string" calcext:value-type="string">
            <text:p>Total time for 255</text:p>
          </table:table-cell>
          <table:table-cell table:style-name="ce4"/>
          <table:table-cell table:style-name="ce5"/>
          <table:table-cell table:style-name="ce2" office:value-type="string" calcext:value-type="string">
            <text:p>Total Time(ms)</text:p>
          </table:table-cell>
        </table:table-row>
        <table:table-row table:style-name="ro1">
          <table:table-cell table:style-name="ce1" office:value-type="string" calcext:value-type="string">
            <text:p>Disesl 600 mm</text:p>
          </table:table-cell>
          <table:table-cell table:style-name="ce1" office:value-type="string" calcext:value-type="string">
            <text:p>P1 frequency(us)</text:p>
          </table:table-cell>
          <table:table-cell table:style-name="ce1" office:value-type="string" calcext:value-type="string">
            <text:p>P2 frequency(us)</text:p>
          </table:table-cell>
          <table:table-cell table:style-name="ce1" office:value-type="string" calcext:value-type="string">
            <text:p>P0 time(us)</text:p>
          </table:table-cell>
          <table:table-cell table:style-name="ce1"/>
          <table:table-cell table:style-name="ce1" office:value-type="string" calcext:value-type="string">
            <text:p>P1 time(us)</text:p>
          </table:table-cell>
          <table:table-cell table:style-name="ce1" office:value-type="string" calcext:value-type="string">
            <text:p>P2 time(us)</text:p>
          </table:table-cell>
          <table:table-cell table:style-name="ce1" office:value-type="string" calcext:value-type="string">
            <text:p>P0 time(P0)</text:p>
          </table:table-cell>
          <table:table-cell table:style-name="ce1" office:value-type="string" calcext:value-type="string">
            <text:p>In (ms)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28.199" calcext:value-type="float">
            <text:p>28.199</text:p>
          </table:table-cell>
          <table:table-cell office:value-type="float" office:value="27.199" calcext:value-type="float">
            <text:p>27.199</text:p>
          </table:table-cell>
          <table:table-cell office:value-type="float" office:value="15.15" calcext:value-type="float">
            <text:p>15.15</text:p>
          </table:table-cell>
          <table:table-cell/>
          <table:table-cell table:style-name="ce2" table:formula="of:=[.B$26]*[.B29]" office:value-type="float" office:value="902.368" calcext:value-type="float">
            <text:p>902.368</text:p>
          </table:table-cell>
          <table:table-cell table:style-name="ce2" table:formula="of:=[.B$26]*[.C29]" office:value-type="float" office:value="870.368" calcext:value-type="float">
            <text:p>870.368</text:p>
          </table:table-cell>
          <table:table-cell table:style-name="ce2" table:formula="of:=[.B$26]*[.D29]" office:value-type="float" office:value="484.8" calcext:value-type="float">
            <text:p>484.8</text:p>
          </table:table-cell>
          <table:table-cell table:style-name="ce2" table:formula="of:=([.E$12]*[.F29])/1000" office:value-type="float" office:value="230.10384" calcext:value-type="float">
            <text:p>230.10384</text:p>
          </table:table-cell>
          <table:table-cell table:style-name="ce2" table:formula="of:=([.E$12]*[.G29])/1000" office:value-type="float" office:value="221.94384" calcext:value-type="float">
            <text:p>221.94384</text:p>
          </table:table-cell>
          <table:table-cell table:style-name="ce2" table:formula="of:=([.E$12]*[.H29])/1000" office:value-type="float" office:value="123.624" calcext:value-type="float">
            <text:p>123.624</text:p>
          </table:table-cell>
          <table:table-cell table:style-name="ce7" table:formula="of:=[.I29]+[.J29]+[.K29]" office:value-type="float" office:value="575.67168" calcext:value-type="float">
            <text:p>575.67168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27.4" calcext:value-type="float">
            <text:p>27.4</text:p>
          </table:table-cell>
          <table:table-cell office:value-type="float" office:value="27.115" calcext:value-type="float">
            <text:p>27.115</text:p>
          </table:table-cell>
          <table:table-cell table:number-columns-repeated="2"/>
          <table:table-cell table:style-name="ce2" table:formula="of:=[.B$26]*[.B30]" office:value-type="float" office:value="876.8" calcext:value-type="float">
            <text:p>876.8</text:p>
          </table:table-cell>
          <table:table-cell table:style-name="ce2" table:formula="of:=[.B$26]*[.C30]" office:value-type="float" office:value="867.68" calcext:value-type="float">
            <text:p>867.68</text:p>
          </table:table-cell>
          <table:table-cell table:style-name="ce2"/>
          <table:table-cell table:style-name="ce2" table:formula="of:=([.E$12]*[.F30])/1000" office:value-type="float" office:value="223.584" calcext:value-type="float">
            <text:p>223.584</text:p>
          </table:table-cell>
          <table:table-cell table:style-name="ce2" table:formula="of:=([.E$12]*[.G30])/1000" office:value-type="float" office:value="221.2584" calcext:value-type="float">
            <text:p>221.2584</text:p>
          </table:table-cell>
          <table:table-cell table:style-name="ce2" office:value-type="float" office:value="123.624" calcext:value-type="float">
            <text:p>123.624</text:p>
          </table:table-cell>
          <table:table-cell table:style-name="ce7" table:formula="of:=[.I30]+[.J30]+[.K30]" office:value-type="float" office:value="568.4664" calcext:value-type="float">
            <text:p>568.46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.399" calcext:value-type="float">
            <text:p>26.399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table:style-name="ce2" table:formula="of:=[.B$26]*[.B31]" office:value-type="float" office:value="844.768" calcext:value-type="float">
            <text:p>844.768</text:p>
          </table:table-cell>
          <table:table-cell table:style-name="ce2" table:formula="of:=[.B$26]*[.C31]" office:value-type="float" office:value="812.8" calcext:value-type="float">
            <text:p>812.8</text:p>
          </table:table-cell>
          <table:table-cell table:style-name="ce2"/>
          <table:table-cell table:style-name="ce2" table:formula="of:=([.E$12]*[.F31])/1000" office:value-type="float" office:value="215.41584" calcext:value-type="float">
            <text:p>215.41584</text:p>
          </table:table-cell>
          <table:table-cell table:style-name="ce2" table:formula="of:=([.E$12]*[.G31])/1000" office:value-type="float" office:value="207.264" calcext:value-type="float">
            <text:p>207.264</text:p>
          </table:table-cell>
          <table:table-cell table:style-name="ce2" office:value-type="float" office:value="123.624" calcext:value-type="float">
            <text:p>123.624</text:p>
          </table:table-cell>
          <table:table-cell table:style-name="ce7" table:formula="of:=[.I31]+[.J31]+[.K31]" office:value-type="float" office:value="546.30384" calcext:value-type="float">
            <text:p>546.3038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.4" calcext:value-type="float">
            <text:p>25.4</text:p>
          </table:table-cell>
          <table:table-cell office:value-type="float" office:value="24.399" calcext:value-type="float">
            <text:p>24.399</text:p>
          </table:table-cell>
          <table:table-cell table:number-columns-repeated="2"/>
          <table:table-cell table:style-name="ce2" table:formula="of:=[.B$26]*[.B32]" office:value-type="float" office:value="812.8" calcext:value-type="float">
            <text:p>812.8</text:p>
          </table:table-cell>
          <table:table-cell table:style-name="ce2" table:formula="of:=[.B$26]*[.C32]" office:value-type="float" office:value="780.768" calcext:value-type="float">
            <text:p>780.768</text:p>
          </table:table-cell>
          <table:table-cell table:style-name="ce2"/>
          <table:table-cell table:style-name="ce2" table:formula="of:=([.E$12]*[.F32])/1000" office:value-type="float" office:value="207.264" calcext:value-type="float">
            <text:p>207.264</text:p>
          </table:table-cell>
          <table:table-cell table:style-name="ce2" table:formula="of:=([.E$12]*[.G32])/1000" office:value-type="float" office:value="199.09584" calcext:value-type="float">
            <text:p>199.09584</text:p>
          </table:table-cell>
          <table:table-cell table:style-name="ce2" office:value-type="float" office:value="123.624" calcext:value-type="float">
            <text:p>123.624</text:p>
          </table:table-cell>
          <table:table-cell table:style-name="ce7" table:formula="of:=[.I32]+[.J32]+[.K32]" office:value-type="float" office:value="529.98384" calcext:value-type="float">
            <text:p>529.98384</text:p>
          </table:table-cell>
        </table:table-row>
        <table:table-row table:style-name="ro1">
          <table:table-cell office:value-type="string" calcext:value-type="string">
            <text:p>E(H)</text:p>
          </table:table-cell>
          <table:table-cell office:value-type="float" office:value="25" calcext:value-type="float">
            <text:p>25</text:p>
          </table:table-cell>
          <table:table-cell office:value-type="float" office:value="23.799" calcext:value-type="float">
            <text:p>23.799</text:p>
          </table:table-cell>
          <table:table-cell table:number-columns-repeated="2"/>
          <table:table-cell table:style-name="ce2" table:formula="of:=[.B$26]*[.B33]" office:value-type="float" office:value="800" calcext:value-type="float">
            <text:p>800</text:p>
          </table:table-cell>
          <table:table-cell table:style-name="ce2" table:formula="of:=[.B$26]*[.C33]" office:value-type="float" office:value="761.568" calcext:value-type="float">
            <text:p>761.568</text:p>
          </table:table-cell>
          <table:table-cell table:style-name="ce2"/>
          <table:table-cell table:style-name="ce2" table:formula="of:=([.E$12]*[.F33])/1000" office:value-type="float" office:value="204" calcext:value-type="float">
            <text:p>204</text:p>
          </table:table-cell>
          <table:table-cell table:style-name="ce2" table:formula="of:=([.E$12]*[.G33])/1000" office:value-type="float" office:value="194.19984" calcext:value-type="float">
            <text:p>194.19984</text:p>
          </table:table-cell>
          <table:table-cell table:style-name="ce2" office:value-type="float" office:value="123.624" calcext:value-type="float">
            <text:p>123.624</text:p>
          </table:table-cell>
          <table:table-cell table:style-name="ce7" table:formula="of:=[.I33]+[.J33]+[.K33]" office:value-type="float" office:value="521.82384" calcext:value-type="float">
            <text:p>521.82384</text:p>
          </table:table-cell>
        </table:table-row>
        <table:table-row table:style-name="ro1">
          <table:table-cell office:value-type="string" calcext:value-type="string">
            <text:p>E(L)</text:p>
          </table:table-cell>
          <table:table-cell office:value-type="float" office:value="24.6" calcext:value-type="float">
            <text:p>24.6</text:p>
          </table:table-cell>
          <table:table-cell office:value-type="float" office:value="23.2002" calcext:value-type="float">
            <text:p>23.2002</text:p>
          </table:table-cell>
          <table:table-cell table:number-columns-repeated="2"/>
          <table:table-cell table:style-name="ce2" table:formula="of:=[.B$26]*[.B34]" office:value-type="float" office:value="787.2" calcext:value-type="float">
            <text:p>787.2</text:p>
          </table:table-cell>
          <table:table-cell table:style-name="ce2" table:formula="of:=[.B$26]*[.C34]" office:value-type="float" office:value="742.4064" calcext:value-type="float">
            <text:p>742.4064</text:p>
          </table:table-cell>
          <table:table-cell table:style-name="ce2"/>
          <table:table-cell table:style-name="ce2" table:formula="of:=([.E$12]*[.F34])/1000" office:value-type="float" office:value="200.736" calcext:value-type="float">
            <text:p>200.736</text:p>
          </table:table-cell>
          <table:table-cell table:style-name="ce2" table:formula="of:=([.E$12]*[.G34])/1000" office:value-type="float" office:value="189.313632" calcext:value-type="float">
            <text:p>189.313632</text:p>
          </table:table-cell>
          <table:table-cell table:style-name="ce2" office:value-type="float" office:value="123.624" calcext:value-type="float">
            <text:p>123.624</text:p>
          </table:table-cell>
          <table:table-cell table:style-name="ce7" table:formula="of:=[.I34]+[.J34]+[.K34]" office:value-type="float" office:value="513.673632" calcext:value-type="float">
            <text:p>513.673632</text:p>
          </table:table-cell>
        </table:table-row>
        <table:table-row table:style-name="ro1">
          <table:table-cell table:number-columns-repeated="5"/>
          <table:table-cell table:style-name="ce2" table:number-columns-repeated="7"/>
        </table:table-row>
      </table:table>
      <table:table table:name="Sheet2" table:style-name="ta1">
        <table:table-column table:style-name="co7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5" table:number-columns-repeated="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ater 600 mm</text:p>
          </table:table-cell>
          <table:table-cell office:value-type="string" calcext:value-type="string">
            <text:p>P1 frequency(Khz)</text:p>
          </table:table-cell>
          <table:table-cell office:value-type="string" calcext:value-type="string">
            <text:p>P2 frequency(Khz)</text:p>
          </table:table-cell>
          <table:table-cell office:value-type="string" calcext:value-type="string">
            <text:p>P0 frequency(Khz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25.51" calcext:value-type="float">
            <text:p>25.51</text:p>
          </table:table-cell>
          <table:table-cell office:value-type="float" office:value="19.084" calcext:value-type="float">
            <text:p>19.084</text:p>
          </table:table-cell>
          <table:table-cell office:value-type="float" office:value="66.66" calcext:value-type="float">
            <text:p>66.6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28.249" calcext:value-type="float">
            <text:p>28.249</text:p>
          </table:table-cell>
          <table:table-cell office:value-type="float" office:value="22.321" calcext:value-type="float">
            <text:p>22.3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.447" calcext:value-type="float">
            <text:p>31.447</text:p>
          </table:table-cell>
          <table:table-cell office:value-type="float" office:value="26.596" calcext:value-type="float">
            <text:p>26.59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.461" calcext:value-type="float">
            <text:p>35.461</text:p>
          </table:table-cell>
          <table:table-cell office:value-type="float" office:value="32.468" calcext:value-type="float">
            <text:p>32.46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(H)</text:p>
          </table:table-cell>
          <table:table-cell office:value-type="float" office:value="38.168" calcext:value-type="float">
            <text:p>38.168</text:p>
          </table:table-cell>
          <table:table-cell office:value-type="float" office:value="37.037" calcext:value-type="float">
            <text:p>37.03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(L)</text:p>
          </table:table-cell>
          <table:table-cell office:value-type="float" office:value="40.65" calcext:value-type="float">
            <text:p>40.65</text:p>
          </table:table-cell>
          <table:table-cell office:value-type="float" office:value="42.735" calcext:value-type="float">
            <text:p>42.735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Constant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Constant2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xisting Pcb in Microchip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unt for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Total Pulses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table:number-columns-repeated="4"/>
          <table:table-cell table:style-name="ce4" office:value-type="string" calcext:value-type="string">
            <text:p>For 8 pulse = 1 count</text:p>
          </table:table-cell>
          <table:table-cell table:style-name="ce4" table:number-columns-repeated="2"/>
          <table:table-cell table:style-name="ce4" office:value-type="string" calcext:value-type="string">
            <text:p>Total time for 255</text:p>
          </table:table-cell>
          <table:table-cell table:style-name="ce4"/>
          <table:table-cell table:style-name="ce5"/>
          <table:table-cell table:style-name="ce2" office:value-type="string" calcext:value-type="string">
            <text:p>Total Time(ms)</text:p>
          </table:table-cell>
        </table:table-row>
        <table:table-row table:style-name="ro1">
          <table:table-cell table:style-name="ce1" office:value-type="string" calcext:value-type="string">
            <text:p>Water 600 mm</text:p>
          </table:table-cell>
          <table:table-cell table:style-name="ce1" office:value-type="string" calcext:value-type="string">
            <text:p>P1 frequency(us)</text:p>
          </table:table-cell>
          <table:table-cell table:style-name="ce1" office:value-type="string" calcext:value-type="string">
            <text:p>P2 frequency(us)</text:p>
          </table:table-cell>
          <table:table-cell table:style-name="ce1" office:value-type="string" calcext:value-type="string">
            <text:p>P0 time(us)</text:p>
          </table:table-cell>
          <table:table-cell table:style-name="ce1"/>
          <table:table-cell table:style-name="ce1" office:value-type="string" calcext:value-type="string">
            <text:p>P1 time(us)</text:p>
          </table:table-cell>
          <table:table-cell table:style-name="ce1" office:value-type="string" calcext:value-type="string">
            <text:p>P2 time(us)</text:p>
          </table:table-cell>
          <table:table-cell table:style-name="ce1" office:value-type="string" calcext:value-type="string">
            <text:p>P0 time(P0)</text:p>
          </table:table-cell>
          <table:table-cell table:style-name="ce1" office:value-type="string" calcext:value-type="string">
            <text:p>In (ms)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ull</text:p>
          </table:table-cell>
          <table:table-cell table:formula="of:=([.B$10])/([.B2]*[.B$11])" office:value-type="float" office:value="39.2003136025088" calcext:value-type="float">
            <text:p>39.2003136025088</text:p>
          </table:table-cell>
          <table:table-cell table:formula="of:=([.B$10])/([.C2]*[.B$11])" office:value-type="float" office:value="52.3999161601341" calcext:value-type="float">
            <text:p>52.3999161601341</text:p>
          </table:table-cell>
          <table:table-cell office:value-type="float" office:value="15.15" calcext:value-type="float">
            <text:p>15.15</text:p>
          </table:table-cell>
          <table:table-cell/>
          <table:table-cell table:style-name="ce2" table:formula="of:=[.B$13]*[.B16]" office:value-type="float" office:value="313.602508820071" calcext:value-type="float">
            <text:p>313.602508820071</text:p>
          </table:table-cell>
          <table:table-cell table:style-name="ce2" table:formula="of:=[.B$13]*[.C16]" office:value-type="float" office:value="419.199329281073" calcext:value-type="float">
            <text:p>419.199329281073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table:formula="of:=([.E$13]*[.F16])/1000" office:value-type="float" office:value="79.968639749118" calcext:value-type="float">
            <text:p>79.968639749118</text:p>
          </table:table-cell>
          <table:table-cell table:style-name="ce2" table:formula="of:=([.E$13]*[.G16])/1000" office:value-type="float" office:value="106.895828966674" calcext:value-type="float">
            <text:p>106.895828966674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6]+[.J16]+[.K16]" office:value-type="float" office:value="217.770468715792" calcext:value-type="float">
            <text:p>217.770468715792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table:formula="of:=([.B$10])/([.B3]*[.B$11])" office:value-type="float" office:value="35.3994831675458" calcext:value-type="float">
            <text:p>35.3994831675458</text:p>
          </table:table-cell>
          <table:table-cell table:formula="of:=([.B$10])/([.C3]*[.B$11])" office:value-type="float" office:value="44.8008601765154" calcext:value-type="float">
            <text:p>44.8008601765154</text:p>
          </table:table-cell>
          <table:table-cell table:number-columns-repeated="2"/>
          <table:table-cell table:style-name="ce2" table:formula="of:=[.B$13]*[.B17]" office:value-type="float" office:value="283.195865340366" calcext:value-type="float">
            <text:p>283.195865340366</text:p>
          </table:table-cell>
          <table:table-cell table:style-name="ce2" table:formula="of:=[.B$13]*[.C17]" office:value-type="float" office:value="358.406881412123" calcext:value-type="float">
            <text:p>358.406881412123</text:p>
          </table:table-cell>
          <table:table-cell table:style-name="ce2"/>
          <table:table-cell table:style-name="ce2" table:formula="of:=([.E$13]*[.F17])/1000" office:value-type="float" office:value="72.2149456617933" calcext:value-type="float">
            <text:p>72.2149456617933</text:p>
          </table:table-cell>
          <table:table-cell table:style-name="ce2" table:formula="of:=([.E$13]*[.G17])/1000" office:value-type="float" office:value="91.3937547600914" calcext:value-type="float">
            <text:p>91.3937547600914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7]+[.J17]+[.K17]" office:value-type="float" office:value="194.514700421885" calcext:value-type="float">
            <text:p>194.51470042188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table:formula="of:=([.B$10])/([.B4]*[.B$11])" office:value-type="float" office:value="31.7995357267784" calcext:value-type="float">
            <text:p>31.7995357267784</text:p>
          </table:table-cell>
          <table:table-cell table:formula="of:=([.B$10])/([.C4]*[.B$11])" office:value-type="float" office:value="37.5996390434652" calcext:value-type="float">
            <text:p>37.5996390434652</text:p>
          </table:table-cell>
          <table:table-cell table:number-columns-repeated="2"/>
          <table:table-cell table:style-name="ce2" table:formula="of:=[.B$13]*[.B18]" office:value-type="float" office:value="254.396285814227" calcext:value-type="float">
            <text:p>254.396285814227</text:p>
          </table:table-cell>
          <table:table-cell table:style-name="ce2" table:formula="of:=[.B$13]*[.C18]" office:value-type="float" office:value="300.797112347721" calcext:value-type="float">
            <text:p>300.797112347721</text:p>
          </table:table-cell>
          <table:table-cell table:style-name="ce2"/>
          <table:table-cell table:style-name="ce2" table:formula="of:=([.E$13]*[.F18])/1000" office:value-type="float" office:value="64.8710528826279" calcext:value-type="float">
            <text:p>64.8710528826279</text:p>
          </table:table-cell>
          <table:table-cell table:style-name="ce2" table:formula="of:=([.E$13]*[.G18])/1000" office:value-type="float" office:value="76.703263648669" calcext:value-type="float">
            <text:p>76.703263648669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8]+[.J18]+[.K18]" office:value-type="float" office:value="172.480316531297" calcext:value-type="float">
            <text:p>172.48031653129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table:formula="of:=([.B$10])/([.B5]*[.B$11])" office:value-type="float" office:value="28.1999943600011" calcext:value-type="float">
            <text:p>28.1999943600011</text:p>
          </table:table-cell>
          <table:table-cell table:formula="of:=([.B$10])/([.C5]*[.B$11])" office:value-type="float" office:value="30.7995564863866" calcext:value-type="float">
            <text:p>30.7995564863866</text:p>
          </table:table-cell>
          <table:table-cell table:number-columns-repeated="2"/>
          <table:table-cell table:style-name="ce2" table:formula="of:=[.B$13]*[.B19]" office:value-type="float" office:value="225.599954880009" calcext:value-type="float">
            <text:p>225.599954880009</text:p>
          </table:table-cell>
          <table:table-cell table:style-name="ce2" table:formula="of:=[.B$13]*[.C19]" office:value-type="float" office:value="246.396451891093" calcext:value-type="float">
            <text:p>246.396451891093</text:p>
          </table:table-cell>
          <table:table-cell table:style-name="ce2"/>
          <table:table-cell table:style-name="ce2" table:formula="of:=([.E$13]*[.F19])/1000" office:value-type="float" office:value="57.5279884944023" calcext:value-type="float">
            <text:p>57.5279884944023</text:p>
          </table:table-cell>
          <table:table-cell table:style-name="ce2" table:formula="of:=([.E$13]*[.G19])/1000" office:value-type="float" office:value="62.8310952322286" calcext:value-type="float">
            <text:p>62.831095232228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19]+[.J19]+[.K19]" office:value-type="float" office:value="151.265083726631" calcext:value-type="float">
            <text:p>151.265083726631</text:p>
          </table:table-cell>
        </table:table-row>
        <table:table-row table:style-name="ro1">
          <table:table-cell office:value-type="string" calcext:value-type="string">
            <text:p>E(H)</text:p>
          </table:table-cell>
          <table:table-cell table:formula="of:=([.B$10])/([.B6]*[.B$11])" office:value-type="float" office:value="26.1999580800671" calcext:value-type="float">
            <text:p>26.1999580800671</text:p>
          </table:table-cell>
          <table:table-cell table:formula="of:=([.B$10])/([.C6]*[.B$11])" office:value-type="float" office:value="27.000027000027" calcext:value-type="float">
            <text:p>27.000027000027</text:p>
          </table:table-cell>
          <table:table-cell table:number-columns-repeated="2"/>
          <table:table-cell table:style-name="ce2" table:formula="of:=[.B$13]*[.B20]" office:value-type="float" office:value="209.599664640537" calcext:value-type="float">
            <text:p>209.599664640537</text:p>
          </table:table-cell>
          <table:table-cell table:style-name="ce2" table:formula="of:=[.B$13]*[.C20]" office:value-type="float" office:value="216.000216000216" calcext:value-type="float">
            <text:p>216.000216000216</text:p>
          </table:table-cell>
          <table:table-cell table:style-name="ce2"/>
          <table:table-cell table:style-name="ce2" table:formula="of:=([.E$13]*[.F20])/1000" office:value-type="float" office:value="53.4479144833368" calcext:value-type="float">
            <text:p>53.4479144833368</text:p>
          </table:table-cell>
          <table:table-cell table:style-name="ce2" table:formula="of:=([.E$13]*[.G20])/1000" office:value-type="float" office:value="55.0800550800551" calcext:value-type="float">
            <text:p>55.0800550800551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20]+[.J20]+[.K20]" office:value-type="float" office:value="139.433969563392" calcext:value-type="float">
            <text:p>139.433969563392</text:p>
          </table:table-cell>
        </table:table-row>
        <table:table-row table:style-name="ro1">
          <table:table-cell office:value-type="string" calcext:value-type="string">
            <text:p>E(L)</text:p>
          </table:table-cell>
          <table:table-cell table:formula="of:=([.B$10])/([.B7]*[.B$11])" office:value-type="float" office:value="24.60024600246" calcext:value-type="float">
            <text:p>24.60024600246</text:p>
          </table:table-cell>
          <table:table-cell table:formula="of:=([.B$10])/([.C7]*[.B$11])" office:value-type="float" office:value="23.4000234000234" calcext:value-type="float">
            <text:p>23.4000234000234</text:p>
          </table:table-cell>
          <table:table-cell table:number-columns-repeated="2"/>
          <table:table-cell table:style-name="ce2" table:formula="of:=[.B$13]*[.B21]" office:value-type="float" office:value="196.80196801968" calcext:value-type="float">
            <text:p>196.80196801968</text:p>
          </table:table-cell>
          <table:table-cell table:style-name="ce2" table:formula="of:=[.B$13]*[.C21]" office:value-type="float" office:value="187.200187200187" calcext:value-type="float">
            <text:p>187.200187200187</text:p>
          </table:table-cell>
          <table:table-cell table:style-name="ce2"/>
          <table:table-cell table:style-name="ce2" table:formula="of:=([.E$13]*[.F21])/1000" office:value-type="float" office:value="50.1845018450185" calcext:value-type="float">
            <text:p>50.1845018450185</text:p>
          </table:table-cell>
          <table:table-cell table:style-name="ce2" table:formula="of:=([.E$13]*[.G21])/1000" office:value-type="float" office:value="47.7360477360477" calcext:value-type="float">
            <text:p>47.7360477360477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21]+[.J21]+[.K21]" office:value-type="float" office:value="128.826549581066" calcext:value-type="float">
            <text:p>128.826549581066</text:p>
          </table:table-cell>
        </table:table-row>
        <table:table-row table:style-name="ro1">
          <table:table-cell table:number-columns-repeated="5"/>
          <table:table-cell table:style-name="ce2"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Existing Pcb in Microchip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unt for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Total Pulses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table:number-columns-repeated="4"/>
          <table:table-cell table:style-name="ce4" office:value-type="string" calcext:value-type="string">
            <text:p>For 8 pulse = 1 count</text:p>
          </table:table-cell>
          <table:table-cell table:style-name="ce4" table:number-columns-repeated="2"/>
          <table:table-cell table:style-name="ce4" office:value-type="string" calcext:value-type="string">
            <text:p>Total time for 255</text:p>
          </table:table-cell>
          <table:table-cell table:style-name="ce4"/>
          <table:table-cell table:style-name="ce5"/>
          <table:table-cell table:style-name="ce2" office:value-type="string" calcext:value-type="string">
            <text:p>Total Time(ms)</text:p>
          </table:table-cell>
        </table:table-row>
        <table:table-row table:style-name="ro1">
          <table:table-cell table:style-name="ce1" office:value-type="string" calcext:value-type="string">
            <text:p>Water 600 mm</text:p>
          </table:table-cell>
          <table:table-cell table:style-name="ce1" office:value-type="string" calcext:value-type="string">
            <text:p>P1 frequency(us)</text:p>
          </table:table-cell>
          <table:table-cell table:style-name="ce1" office:value-type="string" calcext:value-type="string">
            <text:p>P2 frequency(us)</text:p>
          </table:table-cell>
          <table:table-cell table:style-name="ce1" office:value-type="string" calcext:value-type="string">
            <text:p>P0 time(us)</text:p>
          </table:table-cell>
          <table:table-cell table:style-name="ce1"/>
          <table:table-cell table:style-name="ce1" office:value-type="string" calcext:value-type="string">
            <text:p>P1 time(us)</text:p>
          </table:table-cell>
          <table:table-cell table:style-name="ce1" office:value-type="string" calcext:value-type="string">
            <text:p>P2 time(us)</text:p>
          </table:table-cell>
          <table:table-cell table:style-name="ce1" office:value-type="string" calcext:value-type="string">
            <text:p>P0 time(P0)</text:p>
          </table:table-cell>
          <table:table-cell table:style-name="ce1" office:value-type="string" calcext:value-type="string">
            <text:p>In (ms)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ull</text:p>
          </table:table-cell>
          <table:table-cell table:formula="of:=([.B$10])/([.B2]*[.B$11])" office:value-type="float" office:value="39.2003136025088" calcext:value-type="float">
            <text:p>39.2003136025088</text:p>
          </table:table-cell>
          <table:table-cell table:formula="of:=([.B$10])/([.C2]*[.B$11])" office:value-type="float" office:value="52.3999161601341" calcext:value-type="float">
            <text:p>52.3999161601341</text:p>
          </table:table-cell>
          <table:table-cell office:value-type="float" office:value="15.15" calcext:value-type="float">
            <text:p>15.15</text:p>
          </table:table-cell>
          <table:table-cell/>
          <table:table-cell table:style-name="ce2" table:formula="of:=[.B$26]*[.B29]" office:value-type="float" office:value="1254.41003528028" calcext:value-type="float">
            <text:p>1254.41003528028</text:p>
          </table:table-cell>
          <table:table-cell table:style-name="ce2" table:formula="of:=[.B$26]*[.C29]" office:value-type="float" office:value="1676.79731712429" calcext:value-type="float">
            <text:p>1676.79731712429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table:formula="of:=([.E$26]*[.F29])/1000" office:value-type="float" office:value="319.874558996472" calcext:value-type="float">
            <text:p>319.874558996472</text:p>
          </table:table-cell>
          <table:table-cell table:style-name="ce2" table:formula="of:=([.E$13]*[.G29])/1000" office:value-type="float" office:value="427.583315866695" calcext:value-type="float">
            <text:p>427.583315866695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29]+[.J29]+[.K29]" office:value-type="float" office:value="778.363874863167" calcext:value-type="float">
            <text:p>778.363874863167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table:formula="of:=([.B$10])/([.B3]*[.B$11])" office:value-type="float" office:value="35.3994831675458" calcext:value-type="float">
            <text:p>35.3994831675458</text:p>
          </table:table-cell>
          <table:table-cell table:formula="of:=([.B$10])/([.C3]*[.B$11])" office:value-type="float" office:value="44.8008601765154" calcext:value-type="float">
            <text:p>44.8008601765154</text:p>
          </table:table-cell>
          <table:table-cell table:number-columns-repeated="2"/>
          <table:table-cell table:style-name="ce2" table:formula="of:=[.B$26]*[.B30]" office:value-type="float" office:value="1132.78346136146" calcext:value-type="float">
            <text:p>1132.78346136146</text:p>
          </table:table-cell>
          <table:table-cell table:style-name="ce2" table:formula="of:=[.B$26]*[.C30]" office:value-type="float" office:value="1433.62752564849" calcext:value-type="float">
            <text:p>1433.62752564849</text:p>
          </table:table-cell>
          <table:table-cell table:style-name="ce2"/>
          <table:table-cell table:style-name="ce2" table:formula="of:=([.E$26]*[.F30])/1000" office:value-type="float" office:value="288.859782647173" calcext:value-type="float">
            <text:p>288.859782647173</text:p>
          </table:table-cell>
          <table:table-cell table:style-name="ce2" table:formula="of:=([.E$13]*[.G30])/1000" office:value-type="float" office:value="365.575019040366" calcext:value-type="float">
            <text:p>365.57501904036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30]+[.J30]+[.K30]" office:value-type="float" office:value="685.340801687539" calcext:value-type="float">
            <text:p>685.34080168753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table:formula="of:=([.B$10])/([.B4]*[.B$11])" office:value-type="float" office:value="31.7995357267784" calcext:value-type="float">
            <text:p>31.7995357267784</text:p>
          </table:table-cell>
          <table:table-cell table:formula="of:=([.B$10])/([.C4]*[.B$11])" office:value-type="float" office:value="37.5996390434652" calcext:value-type="float">
            <text:p>37.5996390434652</text:p>
          </table:table-cell>
          <table:table-cell table:number-columns-repeated="2"/>
          <table:table-cell table:style-name="ce2" table:formula="of:=[.B$26]*[.B31]" office:value-type="float" office:value="1017.58514325691" calcext:value-type="float">
            <text:p>1017.58514325691</text:p>
          </table:table-cell>
          <table:table-cell table:style-name="ce2" table:formula="of:=[.B$26]*[.C31]" office:value-type="float" office:value="1203.18844939089" calcext:value-type="float">
            <text:p>1203.18844939089</text:p>
          </table:table-cell>
          <table:table-cell table:style-name="ce2"/>
          <table:table-cell table:style-name="ce2" table:formula="of:=([.E$26]*[.F31])/1000" office:value-type="float" office:value="259.484211530512" calcext:value-type="float">
            <text:p>259.484211530512</text:p>
          </table:table-cell>
          <table:table-cell table:style-name="ce2" table:formula="of:=([.E$13]*[.G31])/1000" office:value-type="float" office:value="306.813054594676" calcext:value-type="float">
            <text:p>306.813054594676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31]+[.J31]+[.K31]" office:value-type="float" office:value="597.203266125188" calcext:value-type="float">
            <text:p>597.20326612518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table:formula="of:=([.B$10])/([.B5]*[.B$11])" office:value-type="float" office:value="28.1999943600011" calcext:value-type="float">
            <text:p>28.1999943600011</text:p>
          </table:table-cell>
          <table:table-cell table:formula="of:=([.B$10])/([.C5]*[.B$11])" office:value-type="float" office:value="30.7995564863866" calcext:value-type="float">
            <text:p>30.7995564863866</text:p>
          </table:table-cell>
          <table:table-cell table:number-columns-repeated="2"/>
          <table:table-cell table:style-name="ce2" table:formula="of:=[.B$26]*[.B32]" office:value-type="float" office:value="902.399819520036" calcext:value-type="float">
            <text:p>902.399819520036</text:p>
          </table:table-cell>
          <table:table-cell table:style-name="ce2" table:formula="of:=[.B$26]*[.C32]" office:value-type="float" office:value="985.585807564371" calcext:value-type="float">
            <text:p>985.585807564371</text:p>
          </table:table-cell>
          <table:table-cell table:style-name="ce2"/>
          <table:table-cell table:style-name="ce2" table:formula="of:=([.E$26]*[.F32])/1000" office:value-type="float" office:value="230.111953977609" calcext:value-type="float">
            <text:p>230.111953977609</text:p>
          </table:table-cell>
          <table:table-cell table:style-name="ce2" table:formula="of:=([.E$13]*[.G32])/1000" office:value-type="float" office:value="251.324380928915" calcext:value-type="float">
            <text:p>251.324380928915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32]+[.J32]+[.K32]" office:value-type="float" office:value="512.342334906524" calcext:value-type="float">
            <text:p>512.342334906524</text:p>
          </table:table-cell>
        </table:table-row>
        <table:table-row table:style-name="ro1">
          <table:table-cell office:value-type="string" calcext:value-type="string">
            <text:p>E(H)</text:p>
          </table:table-cell>
          <table:table-cell table:formula="of:=([.B$10])/([.B6]*[.B$11])" office:value-type="float" office:value="26.1999580800671" calcext:value-type="float">
            <text:p>26.1999580800671</text:p>
          </table:table-cell>
          <table:table-cell table:formula="of:=([.B$10])/([.C6]*[.B$11])" office:value-type="float" office:value="27.000027000027" calcext:value-type="float">
            <text:p>27.000027000027</text:p>
          </table:table-cell>
          <table:table-cell table:number-columns-repeated="2"/>
          <table:table-cell table:style-name="ce2" table:formula="of:=[.B$26]*[.B33]" office:value-type="float" office:value="838.398658562146" calcext:value-type="float">
            <text:p>838.398658562146</text:p>
          </table:table-cell>
          <table:table-cell table:style-name="ce2" table:formula="of:=[.B$26]*[.C33]" office:value-type="float" office:value="864.000864000864" calcext:value-type="float">
            <text:p>864.000864000864</text:p>
          </table:table-cell>
          <table:table-cell table:style-name="ce2"/>
          <table:table-cell table:style-name="ce2" table:formula="of:=([.E$26]*[.F33])/1000" office:value-type="float" office:value="213.791657933347" calcext:value-type="float">
            <text:p>213.791657933347</text:p>
          </table:table-cell>
          <table:table-cell table:style-name="ce2" table:formula="of:=([.E$13]*[.G33])/1000" office:value-type="float" office:value="220.32022032022" calcext:value-type="float">
            <text:p>220.32022032022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33]+[.J33]+[.K33]" office:value-type="float" office:value="465.017878253568" calcext:value-type="float">
            <text:p>465.017878253568</text:p>
          </table:table-cell>
        </table:table-row>
        <table:table-row table:style-name="ro1">
          <table:table-cell office:value-type="string" calcext:value-type="string">
            <text:p>E(L)</text:p>
          </table:table-cell>
          <table:table-cell table:formula="of:=([.B$10])/([.B7]*[.B$11])" office:value-type="float" office:value="24.60024600246" calcext:value-type="float">
            <text:p>24.60024600246</text:p>
          </table:table-cell>
          <table:table-cell table:formula="of:=([.B$10])/([.C7]*[.B$11])" office:value-type="float" office:value="23.4000234000234" calcext:value-type="float">
            <text:p>23.4000234000234</text:p>
          </table:table-cell>
          <table:table-cell table:number-columns-repeated="2"/>
          <table:table-cell table:style-name="ce2" table:formula="of:=[.B$26]*[.B34]" office:value-type="float" office:value="787.207872078721" calcext:value-type="float">
            <text:p>787.207872078721</text:p>
          </table:table-cell>
          <table:table-cell table:style-name="ce2" table:formula="of:=[.B$26]*[.C34]" office:value-type="float" office:value="748.800748800749" calcext:value-type="float">
            <text:p>748.800748800749</text:p>
          </table:table-cell>
          <table:table-cell table:style-name="ce2"/>
          <table:table-cell table:style-name="ce2" table:formula="of:=([.E$26]*[.F34])/1000" office:value-type="float" office:value="200.738007380074" calcext:value-type="float">
            <text:p>200.738007380074</text:p>
          </table:table-cell>
          <table:table-cell table:style-name="ce2" table:formula="of:=([.E$13]*[.G34])/1000" office:value-type="float" office:value="190.944190944191" calcext:value-type="float">
            <text:p>190.944190944191</text:p>
          </table:table-cell>
          <table:table-cell table:style-name="ce2" office:value-type="float" office:value="30.906" calcext:value-type="float">
            <text:p>30.906</text:p>
          </table:table-cell>
          <table:table-cell table:style-name="ce6" table:formula="of:=[.I34]+[.J34]+[.K34]" office:value-type="float" office:value="422.588198324265" calcext:value-type="float">
            <text:p>422.588198324265</text:p>
          </table:table-cell>
        </table:table-row>
        <table:table-row table:style-name="ro1">
          <table:table-cell table:number-columns-repeated="5"/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6T16:45:10.354000000</dc:date>
    <meta:editing-duration>PT17H46M18S</meta:editing-duration>
    <meta:editing-cycles>5</meta:editing-cycles>
    <meta:generator>LibreOffice/7.3.4.2$Windows_X86_64 LibreOffice_project/728fec16bd5f605073805c3c9e7c4212a0120dc5</meta:generator>
    <meta:document-statistic meta:table-count="2" meta:cell-count="342" meta:object-count="0"/>
  </office:meta>
</office:document-meta>
</file>